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 fo:margin-bottom="8.00pt"/>
    </style:style>
    <style:style style:name="P2" style:family="paragraph">
      <style:paragraph-properties fo:line-height="150.00%" fo:text-align="justify" fo:margin-left="0.00pt" fo:text-indent="35.40pt" fo:margin-bottom="8.00pt"/>
    </style:style>
    <style:style style:name="P3" style:family="paragraph">
      <style:paragraph-properties fo:line-height="150.00%" fo:text-align="justify" fo:margin-bottom="8.00pt"/>
    </style:style>
    <style:style style:name="P4" style:family="paragraph">
      <style:paragraph-properties fo:line-height="150.00%" fo:text-align="justify" fo:margin-left="0.00pt" fo:text-indent="35.40pt" fo:margin-bottom="8.00pt"/>
    </style:style>
    <style:style style:name="P5" style:family="paragraph">
      <style:paragraph-properties fo:line-height="150.00%" fo:text-align="justify" fo:margin-bottom="8.00pt"/>
    </style:style>
    <style:style style:name="P6" style:family="paragraph">
      <style:paragraph-properties fo:line-height="150.00%" fo:text-align="justify" fo:margin-left="0.00pt" fo:text-indent="35.40pt" fo:margin-bottom="8.00pt"/>
    </style:style>
    <style:style style:name="P7" style:family="paragraph">
      <style:paragraph-properties fo:line-height="150.00%" fo:text-align="justify" fo:margin-bottom="8.00pt"/>
    </style:style>
    <style:style style:name="P8" style:family="paragraph">
      <style:paragraph-properties fo:line-height="150.00%" fo:text-align="justify" fo:margin-left="0.00pt" fo:text-indent="35.40pt" fo:margin-bottom="8.00pt"/>
    </style:style>
    <style:style style:name="P9" style:family="paragraph">
      <style:paragraph-properties fo:line-height="150.00%" fo:text-align="justify" fo:margin-bottom="8.00pt"/>
    </style:style>
    <style:style style:name="P10" style:family="paragraph">
      <style:paragraph-properties fo:line-height="150.00%" fo:text-align="justify" fo:margin-left="0.00pt" fo:text-indent="35.40pt" fo:margin-bottom="8.00pt"/>
    </style:style>
  </office:automatic-styles>
  <office:body>
    <office:text>
      <text:p text:style-name="P1"><text:span text:style-name="T1">La Roche</text:span><text:span text:style-name="T2">-</text:span><text:span text:style-name="T3">Pos</text:span><text:span text:style-name="T4">a</text:span><text:span text:style-name="T5">y Serozinc</text:span></text:p>
      <text:p text:style-name="P2"><text:span text:style-name="T6">Nawil</text:span><text:span text:style-name="T7">żenie, orzeźwienie, ukojenie - z moich obserwacji wynika, że wraz z przyjściem wiosny<text:s text:c="2"/>to właśnie te atrybuty kosmetyk</text:span><text:span text:style-name="T8">ów staj</text:span><text:span text:style-name="T9">ą się dla nas najcenniejsze. Przygotowując się na cieplejsze dni szukamy produkt</text:span><text:span text:style-name="T10">ów na lato, si</text:span><text:span text:style-name="T11">ęgamy po mgiełki, wody termalne i specjalistyczne spraye. Czy kiedykolwiek zdarzyłoby Wam się odkryć kosmetyk idealny, niezastąpiony, taki, kt</text:span><text:span text:style-name="T12">órego zapasy trzymacie w jednej z tych szaf na "przyda si</text:span><text:span text:style-name="T13">ę na p</text:span><text:span text:style-name="T14">ó</text:span><text:span text:style-name="T15">źniej"? Ja miałam to szczęście i znalazłam Serozinc La Roche-Posay a wraz z nim: nawilżenie, orzeźwienie, ukojenie...</text:span></text:p>
      <text:p text:style-name="P3"><text:span text:style-name="T16">Co to za produkt? </text:span></text:p>
      <text:p text:style-name="P4"><text:span text:style-name="T17">Serozinc od La Roche-Posay to bezzapachowy spray<text:s/></text:span><text:span text:style-name="T18">łagodzący do sk</text:span><text:span text:style-name="T19">óry wra</text:span><text:span text:style-name="T20">żliwej i podrażnionej. Jego właściwości pomagają także w pielęgnacji sk</text:span><text:span text:style-name="T21">óry alergicznej z tr</text:span><text:span text:style-name="T22">ądzikiem, sk</text:span><text:span text:style-name="T23">óry problematycznej, zaczerwienionej. Jakie s</text:span><text:span text:style-name="T24">ą największe zalety?<text:s/></text:span><text:span text:style-name="T25">Nie ściąga sk</text:span><text:span text:style-name="T26">óry, tonizuje, realnie zmniejsza stany zapalne skóry, daje uczucie<text:s/></text:span><text:span text:style-name="T27">świeżości i nawilżenia</text:span><text:span text:style-name="T28">. Polecam go zar</text:span><text:span text:style-name="T29">ówno do codziennej piel</text:span><text:span text:style-name="T30">ęgnacji (świetnie sprawdzi się pod krem na dzień lub na noc oraz pod makijaż. Niekiedy zdarza mi się stosować go także na makijaż, żeby odświeżyć sk</text:span><text:span text:style-name="T31">ór</text:span><text:span text:style-name="T32">ę) jak i w przypadku alergii, wysypki, trądziku, drobnych niedoskonałości i podrażnieniu sk</text:span><text:span text:style-name="T33">óry po zabiegach dermatologicznych. Mgie</text:span><text:span text:style-name="T34">łkę rozprowadzoną na twarz możecie pozostawić do wchłonięcia bez obaw o wysuszenie sk</text:span><text:span text:style-name="T35">óry, nie zostawi ona tak</text:span><text:span text:style-name="T36">że tłustego filtru. </text:span></text:p>
      <text:p text:style-name="P5"><text:span text:style-name="T37">Sk</text:span><text:span text:style-name="T38">ład produktu</text:span></text:p>
      <text:p text:style-name="P6"><text:span text:style-name="T39">Ca</text:span><text:span text:style-name="T40">ły skład sprayu to woda, chlorek sody i roztw</text:span><text:span text:style-name="T41">ór siarczanu cynku, co oznacza,<text:s/></text:span><text:span text:style-name="T42">że jest on naprawdę<text:s/></text:span><text:span text:style-name="T43">świetny.<text:s/></text:span><text:span text:style-name="T44">To właśnie siarczan cynku odpowiada za właściwości antybakteryjne i przeciwzapalne. Mgiełka będzie bezpiecznym rozwiązaniem dla wszystkich typ</text:span><text:span text:style-name="T45">ów skóry oraz dla alergików. </text:span></text:p>
      <text:p text:style-name="P7"><text:span text:style-name="T46">Stosunek jako</text:span><text:span text:style-name="T47">ści do ceny </text:span></text:p>
      <text:p text:style-name="P8"><text:span text:style-name="T48">Serozinc z czystym sumieniem polecam ka</text:span><text:span text:style-name="T49">żdemu.<text:s text:c="2"/>Jest to produkt będący remedium na wiele problem</text:span><text:span text:style-name="T50">ów skórnych, jednocze</text:span><text:span text:style-name="T51">śnie nadający się do codziennej pielęgnacji każdej sk</text:span><text:span text:style-name="T52">óry. Jego cena oscyluje w granicach 30z</text:span><text:span text:style-name="T53">ł za pojemność 150ml. Ponieważ Serozinc to produkt niezwykle wydajny, uważam, że jest to<text:s/></text:span><text:span text:style-name="T54">genialny</text:span><text:span text:style-name="T55"><text:s/>stosunek jakości do ceny. </text:span></text:p>
      <text:p text:style-name="P9"><text:span text:style-name="T56"/></text:p>
      <text:p text:style-name="P10"><text:span text:style-name="T56"/></text:p>
      <text:p text:style-name="P10"><text:span text:style-name="T56"/></text:p>
      <text:p text:style-name="P10"><text:span text:style-name="T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